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87.99pt"/>
    </style:style>
    <style:style style:name="co2" style:family="table-column">
      <style:table-column-properties fo:break-before="auto" style:column-width="174.44pt"/>
    </style:style>
    <style:style style:name="co3" style:family="table-column">
      <style:table-column-properties fo:break-before="auto" style:column-width="193.75pt"/>
    </style:style>
    <style:style style:name="co4" style:family="table-column">
      <style:table-column-properties fo:break-before="auto" style:column-width="97.26pt"/>
    </style:style>
    <style:style style:name="ro1" style:family="table-row">
      <style:table-row-properties style:row-height="24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Kernel-Execution-Times-(CUDA-GPU)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4"/>
        <table:table-column table:style-name="co4" table:default-cell-style-name="ce1"/>
        <table:table-column table:style-name="co1" table:number-columns-repeated="16" table:default-cell-style-name="ce1"/>
        <table:table-column table:style-name="co1" table:number-columns-repeated="1002" table:default-cell-style-name="ce10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Op. Name</text:p>
          </table:table-cell>
          <table:table-cell table:style-name="ce2" office:value-type="string" calcext:value-type="string">
            <text:p>Parameters</text:p>
          </table:table-cell>
          <table:table-cell table:style-name="ce2" office:value-type="string" calcext:value-type="string">
            <text:p>InputTn1's Shape</text:p>
          </table:table-cell>
          <table:table-cell table:style-name="ce2" office:value-type="string" calcext:value-type="string">
            <text:p>InputTn2's Shape</text:p>
          </table:table-cell>
          <table:table-cell table:style-name="ce5" office:value-type="string" calcext:value-type="string">
            <text:p>Average(ms)</text:p>
          </table:table-cell>
          <table:table-cell table:style-name="ce7" office:value-type="string" calcext:value-type="string">
            <text:p>Details(ms)</text:p>
          </table:table-cell>
          <table:table-cell table:style-name="ce8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Concat2</text:p>
          </table:table-cell>
          <table:table-cell office:value-type="string" calcext:value-type="string">
            <text:p>concatDim=3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5x1024x1x64</text:p>
          </table:table-cell>
          <table:table-cell table:formula="of:=AVERAGE([.F3:.U3])" office:value-type="float" office:value="0.167072" calcext:value-type="float">
            <text:p>0.167072</text:p>
          </table:table-cell>
          <table:table-cell office:value-type="float" office:value="0.167072" calcext:value-type="float">
            <text:p>0.16707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hape1=5x1024x1x192</text:p>
          </table:table-cell>
          <table:table-cell office:value-type="string" calcext:value-type="string">
            <text:p>Shape2=5x1024x1x128</text:p>
          </table:table-cell>
          <table:table-cell table:formula="of:=AVERAGE([.F4:.U4])" office:value-type="float" office:value="0.192128" calcext:value-type="float">
            <text:p>0.192128</text:p>
          </table:table-cell>
          <table:table-cell office:value-type="float" office:value="0.192128" calcext:value-type="float">
            <text:p>0.192128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 office:value-type="string" calcext:value-type="string">
            <text:p>Shape2=5x1024x1x64</text:p>
          </table:table-cell>
          <table:table-cell table:formula="of:=AVERAGE([.F5:.U5])" office:value-type="float" office:value="1.2399" calcext:value-type="float">
            <text:p>1.2399</text:p>
          </table:table-cell>
          <table:table-cell office:value-type="float" office:value="1.2399" calcext:value-type="float">
            <text:p>1.239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formula="of:=AVERAGE([.F6:.U6])" office:value-type="float" office:value="0.182928" calcext:value-type="float">
            <text:p>0.182928</text:p>
          </table:table-cell>
          <table:table-cell office:value-type="float" office:value="0.168384" calcext:value-type="float">
            <text:p>0.168384</text:p>
          </table:table-cell>
          <table:table-cell office:value-type="float" office:value="0.197472" calcext:value-type="float">
            <text:p>0.19747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formula="of:=AVERAGE([.F7:.U7])" office:value-type="float" office:value="0.663029333333333" calcext:value-type="float">
            <text:p>0.6630293333</text:p>
          </table:table-cell>
          <table:table-cell office:value-type="float" office:value="0.53024" calcext:value-type="float">
            <text:p>0.53024</text:p>
          </table:table-cell>
          <table:table-cell office:value-type="float" office:value="0.721536" calcext:value-type="float">
            <text:p>0.721536</text:p>
          </table:table-cell>
          <table:table-cell office:value-type="float" office:value="0.737312" calcext:value-type="float">
            <text:p>0.73731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v2D</text:p>
          </table:table-cell>
          <table:table-cell office:value-type="string" calcext:value-type="string">
            <text:p>overrideDim2=-1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1x1x128x1024</text:p>
          </table:table-cell>
          <table:table-cell table:formula="of:=AVERAGE([.F9:.U9])" office:value-type="float" office:value="168.368" calcext:value-type="float">
            <text:p>168.368</text:p>
          </table:table-cell>
          <table:table-cell office:value-type="float" office:value="168.368" calcext:value-type="float">
            <text:p>168.368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hape1=5x1024x1x320</text:p>
          </table:table-cell>
          <table:table-cell office:value-type="string" calcext:value-type="string">
            <text:p>Shape2=1x1x320x1024</text:p>
          </table:table-cell>
          <table:table-cell table:formula="of:=AVERAGE([.F10:.U10])" office:value-type="float" office:value="158.074" calcext:value-type="float">
            <text:p>158.074</text:p>
          </table:table-cell>
          <table:table-cell office:value-type="float" office:value="158.074" calcext:value-type="float">
            <text:p>158.07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128</text:p>
          </table:table-cell>
          <table:table-cell table:formula="of:=AVERAGE([.F11:.U11])" office:value-type="float" office:value="421.149" calcext:value-type="float">
            <text:p>421.149</text:p>
          </table:table-cell>
          <table:table-cell office:value-type="float" office:value="421.149" calcext:value-type="float">
            <text:p>421.14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formula="of:=AVERAGE([.F12:.U12])" office:value-type="float" office:value="217.686" calcext:value-type="float">
            <text:p>217.686</text:p>
          </table:table-cell>
          <table:table-cell office:value-type="float" office:value="217.686" calcext:value-type="float">
            <text:p>217.686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formula="of:=AVERAGE([.F13:.U13])" office:value-type="float" office:value="225.421" calcext:value-type="float">
            <text:p>225.421</text:p>
          </table:table-cell>
          <table:table-cell office:value-type="float" office:value="225.421" calcext:value-type="float">
            <text:p>225.42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1x1x64x128</text:p>
          </table:table-cell>
          <table:table-cell table:formula="of:=AVERAGE([.F14:.U14])" office:value-type="float" office:value="427.591" calcext:value-type="float">
            <text:p>427.591</text:p>
          </table:table-cell>
          <table:table-cell office:value-type="float" office:value="427.591" calcext:value-type="float">
            <text:p>427.59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hape1=5x1024x20x6</text:p>
          </table:table-cell>
          <table:table-cell office:value-type="string" calcext:value-type="string">
            <text:p>Shape2=1x1x6x64</text:p>
          </table:table-cell>
          <table:table-cell table:formula="of:=AVERAGE([.F15:.U15])" office:value-type="float" office:value="235.666" calcext:value-type="float">
            <text:p>235.666</text:p>
          </table:table-cell>
          <table:table-cell office:value-type="float" office:value="221.586" calcext:value-type="float">
            <text:p>221.586</text:p>
          </table:table-cell>
          <table:table-cell office:value-type="float" office:value="249.746" calcext:value-type="float">
            <text:p>249.74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ther</text:p>
          </table:table-cell>
          <table:table-cell office:value-type="string" calcext:value-type="string">
            <text:p>indices_axis=1</text:p>
          </table:table-cell>
          <table:table-cell office:value-type="string" calcext:value-type="string">
            <text:p>Shape1=5x1024x3</text:p>
          </table:table-cell>
          <table:table-cell office:value-type="string" calcext:value-type="string">
            <text:p>Shape2=5x1024x20</text:p>
          </table:table-cell>
          <table:table-cell table:formula="of:=AVERAGE([.F17:.U17])" office:value-type="float" office:value="0.481872" calcext:value-type="float">
            <text:p>0.481872</text:p>
          </table:table-cell>
          <table:table-cell office:value-type="float" office:value="0.436128" calcext:value-type="float">
            <text:p>0.436128</text:p>
          </table:table-cell>
          <table:table-cell office:value-type="float" office:value="0.527616" calcext:value-type="float">
            <text:p>0.52761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1024x20</text:p>
          </table:table-cell>
          <table:table-cell table:formula="of:=AVERAGE([.F18:.U18])" office:value-type="float" office:value="1.91770333333333" calcext:value-type="float">
            <text:p>1.9177033333</text:p>
          </table:table-cell>
          <table:table-cell office:value-type="float" office:value="1.90934" calcext:value-type="float">
            <text:p>1.90934</text:p>
          </table:table-cell>
          <table:table-cell office:value-type="float" office:value="1.90963" calcext:value-type="float">
            <text:p>1.90963</text:p>
          </table:table-cell>
          <table:table-cell office:value-type="float" office:value="1.93414" calcext:value-type="float">
            <text:p>1.9341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tMul</text:p>
          </table:table-cell>
          <table:table-cell/>
          <table:table-cell office:value-type="string" calcext:value-type="string">
            <text:p>Shape1=5x1024</text:p>
          </table:table-cell>
          <table:table-cell office:value-type="string" calcext:value-type="string">
            <text:p>Shape2=1024x512</text:p>
          </table:table-cell>
          <table:table-cell table:formula="of:=AVERAGE([.F20:.U20])" office:value-type="float" office:value="0.914705" calcext:value-type="float">
            <text:p>0.914705</text:p>
          </table:table-cell>
          <table:table-cell office:value-type="float" office:value="0.42192" calcext:value-type="float">
            <text:p>0.42192</text:p>
          </table:table-cell>
          <table:table-cell office:value-type="float" office:value="1.40749" calcext:value-type="float">
            <text:p>1.4074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office:value-type="string" calcext:value-type="string">
            <text:p>Shape2=5x3x1024</text:p>
          </table:table-cell>
          <table:table-cell table:formula="of:=AVERAGE([.F21:.U21])" office:value-type="float" office:value="0.954769" calcext:value-type="float">
            <text:p>0.954769</text:p>
          </table:table-cell>
          <table:table-cell office:value-type="float" office:value="0.872448" calcext:value-type="float">
            <text:p>0.872448</text:p>
          </table:table-cell>
          <table:table-cell office:value-type="float" office:value="1.03709" calcext:value-type="float">
            <text:p>1.0370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office:value-type="string" calcext:value-type="string">
            <text:p>Shape2=5x3x3</text:p>
          </table:table-cell>
          <table:table-cell table:formula="of:=AVERAGE([.F22:.U22])" office:value-type="float" office:value="0.030272" calcext:value-type="float">
            <text:p>0.030272</text:p>
          </table:table-cell>
          <table:table-cell office:value-type="float" office:value="0.030272" calcext:value-type="float">
            <text:p>0.03027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64x1024</text:p>
          </table:table-cell>
          <table:table-cell table:formula="of:=AVERAGE([.F23:.U23])" office:value-type="float" office:value="4.58393666666667" calcext:value-type="float">
            <text:p>4.5839366667</text:p>
          </table:table-cell>
          <table:table-cell office:value-type="float" office:value="4.25216" calcext:value-type="float">
            <text:p>4.25216</text:p>
          </table:table-cell>
          <table:table-cell office:value-type="float" office:value="4.50352" calcext:value-type="float">
            <text:p>4.50352</text:p>
          </table:table-cell>
          <table:table-cell office:value-type="float" office:value="4.99613" calcext:value-type="float">
            <text:p>4.9961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40</text:p>
          </table:table-cell>
          <table:table-cell table:formula="of:=AVERAGE([.F24:.U24])" office:value-type="float" office:value="0.044576" calcext:value-type="float">
            <text:p>0.044576</text:p>
          </table:table-cell>
          <table:table-cell office:value-type="float" office:value="0.044576" calcext:value-type="float">
            <text:p>0.044576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9</text:p>
          </table:table-cell>
          <table:table-cell table:formula="of:=AVERAGE([.F25:.U25])" office:value-type="float" office:value="0.07904" calcext:value-type="float">
            <text:p>0.07904</text:p>
          </table:table-cell>
          <table:table-cell office:value-type="float" office:value="0.07904" calcext:value-type="float">
            <text:p>0.0790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x256</text:p>
          </table:table-cell>
          <table:table-cell table:formula="of:=AVERAGE([.F26:.U26])" office:value-type="float" office:value="0.073808" calcext:value-type="float">
            <text:p>0.073808</text:p>
          </table:table-cell>
          <table:table-cell office:value-type="float" office:value="0.07296" calcext:value-type="float">
            <text:p>0.07296</text:p>
          </table:table-cell>
          <table:table-cell office:value-type="float" office:value="0.074656" calcext:value-type="float">
            <text:p>0.07465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tOps</text:p>
          </table:table-cell>
          <table:table-cell office:value-type="string" calcext:value-type="string">
            <text:p>mode=0</text:p>
          </table:table-cell>
          <table:table-cell office:value-type="string" calcext:value-type="string">
            <text:p>Shape1=1024</text:p>
          </table:table-cell>
          <table:table-cell office:value-type="string" calcext:value-type="string">
            <text:p>Shape2=1</text:p>
          </table:table-cell>
          <table:table-cell table:formula="of:=AVERAGE([.F28:.U28])" office:value-type="float" office:value="0.032032" calcext:value-type="float">
            <text:p>0.032032</text:p>
          </table:table-cell>
          <table:table-cell office:value-type="float" office:value="0.008256" calcext:value-type="float">
            <text:p>0.008256</text:p>
          </table:table-cell>
          <table:table-cell office:value-type="float" office:value="0.055808" calcext:value-type="float">
            <text:p>0.05580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office:value-type="string" calcext:value-type="string">
            <text:p>Shape2=1</text:p>
          </table:table-cell>
          <table:table-cell table:formula="of:=AVERAGE([.F29:.U29])" office:value-type="float" office:value="0.0283946666666667" calcext:value-type="float">
            <text:p>0.0283946667</text:p>
          </table:table-cell>
          <table:table-cell office:value-type="float" office:value="0.033632" calcext:value-type="float">
            <text:p>0.033632</text:p>
          </table:table-cell>
          <table:table-cell office:value-type="float" office:value="0.038176" calcext:value-type="float">
            <text:p>0.038176</text:p>
          </table:table-cell>
          <table:table-cell office:value-type="float" office:value="0.022496" calcext:value-type="float">
            <text:p>0.022496</text:p>
          </table:table-cell>
          <table:table-cell office:value-type="float" office:value="0.023456" calcext:value-type="float">
            <text:p>0.023456</text:p>
          </table:table-cell>
          <table:table-cell office:value-type="float" office:value="0.020192" calcext:value-type="float">
            <text:p>0.020192</text:p>
          </table:table-cell>
          <table:table-cell office:value-type="float" office:value="0.032416" calcext:value-type="float">
            <text:p>0.03241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office:value-type="string" calcext:value-type="string">
            <text:p>Shape2=5x1024x1024</text:p>
          </table:table-cell>
          <table:table-cell table:formula="of:=AVERAGE([.F30:.U30])" office:value-type="float" office:value="1.165072" calcext:value-type="float">
            <text:p>1.165072</text:p>
          </table:table-cell>
          <table:table-cell office:value-type="float" office:value="1.07594" calcext:value-type="float">
            <text:p>1.07594</text:p>
          </table:table-cell>
          <table:table-cell office:value-type="float" office:value="1.08989" calcext:value-type="float">
            <text:p>1.08989</text:p>
          </table:table-cell>
          <table:table-cell office:value-type="float" office:value="1.09274" calcext:value-type="float">
            <text:p>1.09274</text:p>
          </table:table-cell>
          <table:table-cell office:value-type="float" office:value="1.1017" calcext:value-type="float">
            <text:p>1.1017</text:p>
          </table:table-cell>
          <table:table-cell office:value-type="float" office:value="1.10678" calcext:value-type="float">
            <text:p>1.10678</text:p>
          </table:table-cell>
          <table:table-cell office:value-type="float" office:value="1.11942" calcext:value-type="float">
            <text:p>1.11942</text:p>
          </table:table-cell>
          <table:table-cell office:value-type="float" office:value="1.12429" calcext:value-type="float">
            <text:p>1.12429</text:p>
          </table:table-cell>
          <table:table-cell office:value-type="float" office:value="1.14566" calcext:value-type="float">
            <text:p>1.14566</text:p>
          </table:table-cell>
          <table:table-cell office:value-type="float" office:value="1.37424" calcext:value-type="float">
            <text:p>1.37424</text:p>
          </table:table-cell>
          <table:table-cell office:value-type="float" office:value="1.42006" calcext:value-type="float">
            <text:p>1.4200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formula="of:=AVERAGE([.F31:.U31])" office:value-type="float" office:value="1.1417775" calcext:value-type="float">
            <text:p>1.1417775</text:p>
          </table:table-cell>
          <table:table-cell office:value-type="float" office:value="1.09952" calcext:value-type="float">
            <text:p>1.09952</text:p>
          </table:table-cell>
          <table:table-cell office:value-type="float" office:value="1.10394" calcext:value-type="float">
            <text:p>1.10394</text:p>
          </table:table-cell>
          <table:table-cell office:value-type="float" office:value="1.17539" calcext:value-type="float">
            <text:p>1.17539</text:p>
          </table:table-cell>
          <table:table-cell office:value-type="float" office:value="1.18826" calcext:value-type="float">
            <text:p>1.1882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formula="of:=AVERAGE([.F32:.U32])" office:value-type="float" office:value="2.569385" calcext:value-type="float">
            <text:p>2.569385</text:p>
          </table:table-cell>
          <table:table-cell office:value-type="float" office:value="2.52045" calcext:value-type="float">
            <text:p>2.52045</text:p>
          </table:table-cell>
          <table:table-cell office:value-type="float" office:value="2.52877" calcext:value-type="float">
            <text:p>2.52877</text:p>
          </table:table-cell>
          <table:table-cell office:value-type="float" office:value="2.60445" calcext:value-type="float">
            <text:p>2.60445</text:p>
          </table:table-cell>
          <table:table-cell office:value-type="float" office:value="2.62387" calcext:value-type="float">
            <text:p>2.62387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formula="of:=AVERAGE([.F33:.U33])" office:value-type="float" office:value="1.38570375" calcext:value-type="float">
            <text:p>1.38570375</text:p>
          </table:table-cell>
          <table:table-cell office:value-type="float" office:value="1.32288" calcext:value-type="float">
            <text:p>1.32288</text:p>
          </table:table-cell>
          <table:table-cell office:value-type="float" office:value="1.32515" calcext:value-type="float">
            <text:p>1.32515</text:p>
          </table:table-cell>
          <table:table-cell office:value-type="float" office:value="1.32912" calcext:value-type="float">
            <text:p>1.32912</text:p>
          </table:table-cell>
          <table:table-cell office:value-type="float" office:value="1.39898" calcext:value-type="float">
            <text:p>1.39898</text:p>
          </table:table-cell>
          <table:table-cell office:value-type="float" office:value="1.40598" calcext:value-type="float">
            <text:p>1.40598</text:p>
          </table:table-cell>
          <table:table-cell office:value-type="float" office:value="1.41245" calcext:value-type="float">
            <text:p>1.41245</text:p>
          </table:table-cell>
          <table:table-cell office:value-type="float" office:value="1.43971" calcext:value-type="float">
            <text:p>1.43971</text:p>
          </table:table-cell>
          <table:table-cell office:value-type="float" office:value="1.45136" calcext:value-type="float">
            <text:p>1.4513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formula="of:=AVERAGE([.F34:.U34])" office:value-type="float" office:value="0.019152" calcext:value-type="float">
            <text:p>0.019152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8688" calcext:value-type="float">
            <text:p>0.018688</text:p>
          </table:table-cell>
          <table:table-cell office:value-type="float" office:value="0.019232" calcext:value-type="float">
            <text:p>0.019232</text:p>
          </table:table-cell>
          <table:table-cell office:value-type="float" office:value="0.020448" calcext:value-type="float">
            <text:p>0.02044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hape1=5x40</text:p>
          </table:table-cell>
          <table:table-cell office:value-type="string" calcext:value-type="string">
            <text:p>Shape2=40</text:p>
          </table:table-cell>
          <table:table-cell table:formula="of:=AVERAGE([.F35:.U35])" office:value-type="float" office:value="0.023936" calcext:value-type="float">
            <text:p>0.023936</text:p>
          </table:table-cell>
          <table:table-cell office:value-type="float" office:value="0.023936" calcext:value-type="float">
            <text:p>0.023936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formula="of:=AVERAGE([.F36:.U36])" office:value-type="float" office:value="0.042856" calcext:value-type="float">
            <text:p>0.042856</text:p>
          </table:table-cell>
          <table:table-cell office:value-type="float" office:value="0.019808" calcext:value-type="float">
            <text:p>0.019808</text:p>
          </table:table-cell>
          <table:table-cell office:value-type="float" office:value="0.038144" calcext:value-type="float">
            <text:p>0.038144</text:p>
          </table:table-cell>
          <table:table-cell office:value-type="float" office:value="0.055968" calcext:value-type="float">
            <text:p>0.055968</text:p>
          </table:table-cell>
          <table:table-cell office:value-type="float" office:value="0.057504" calcext:value-type="float">
            <text:p>0.05750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hape1=5x9</text:p>
          </table:table-cell>
          <table:table-cell office:value-type="string" calcext:value-type="string">
            <text:p>Shape2=9</text:p>
          </table:table-cell>
          <table:table-cell table:formula="of:=AVERAGE([.F37:.U37])" office:value-type="float" office:value="0.025408" calcext:value-type="float">
            <text:p>0.025408</text:p>
          </table:table-cell>
          <table:table-cell office:value-type="float" office:value="0.025408" calcext:value-type="float">
            <text:p>0.025408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office:value-type="string" calcext:value-type="string">
            <text:p>Shape2=1</text:p>
          </table:table-cell>
          <table:table-cell table:formula="of:=AVERAGE([.F38:.U38])" office:value-type="float" office:value="0.030464" calcext:value-type="float">
            <text:p>0.030464</text:p>
          </table:table-cell>
          <table:table-cell table:number-columns-repeated="2" office:value-type="float" office:value="0.024256" calcext:value-type="float">
            <text:p>0.024256</text:p>
          </table:table-cell>
          <table:table-cell office:value-type="float" office:value="0.03344" calcext:value-type="float">
            <text:p>0.03344</text:p>
          </table:table-cell>
          <table:table-cell office:value-type="float" office:value="0.039904" calcext:value-type="float">
            <text:p>0.03990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hape1=9</text:p>
          </table:table-cell>
          <table:table-cell office:value-type="string" calcext:value-type="string">
            <text:p>Shape2=9</text:p>
          </table:table-cell>
          <table:table-cell table:formula="of:=AVERAGE([.F39:.U39])" office:value-type="float" office:value="0.023168" calcext:value-type="float">
            <text:p>0.023168</text:p>
          </table:table-cell>
          <table:table-cell office:value-type="float" office:value="0.023168" calcext:value-type="float">
            <text:p>0.0231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=1</text:p>
          </table:table-cell>
          <table:table-cell office:value-type="string" calcext:value-type="string">
            <text:p>Shape1=1024</text:p>
          </table:table-cell>
          <table:table-cell office:value-type="string" calcext:value-type="string">
            <text:p>Shape2=1024</text:p>
          </table:table-cell>
          <table:table-cell table:formula="of:=AVERAGE([.F40:.U40])" office:value-type="float" office:value="0.065356" calcext:value-type="float">
            <text:p>0.065356</text:p>
          </table:table-cell>
          <table:table-cell office:value-type="float" office:value="0.008512" calcext:value-type="float">
            <text:p>0.008512</text:p>
          </table:table-cell>
          <table:table-cell office:value-type="float" office:value="0.034624" calcext:value-type="float">
            <text:p>0.034624</text:p>
          </table:table-cell>
          <table:table-cell office:value-type="float" office:value="0.045088" calcext:value-type="float">
            <text:p>0.045088</text:p>
          </table:table-cell>
          <table:table-cell office:value-type="float" office:value="0.047872" calcext:value-type="float">
            <text:p>0.047872</text:p>
          </table:table-cell>
          <table:table-cell office:value-type="float" office:value="0.054976" calcext:value-type="float">
            <text:p>0.054976</text:p>
          </table:table-cell>
          <table:table-cell office:value-type="float" office:value="0.062912" calcext:value-type="float">
            <text:p>0.062912</text:p>
          </table:table-cell>
          <table:table-cell office:value-type="float" office:value="0.06512" calcext:value-type="float">
            <text:p>0.06512</text:p>
          </table:table-cell>
          <table:table-cell office:value-type="float" office:value="0.203744" calcext:value-type="float">
            <text:p>0.20374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office:value-type="string" calcext:value-type="string">
            <text:p>Shape2=128</text:p>
          </table:table-cell>
          <table:table-cell table:formula="of:=AVERAGE([.F41:.U41])" office:value-type="float" office:value="0.037728" calcext:value-type="float">
            <text:p>0.037728</text:p>
          </table:table-cell>
          <table:table-cell office:value-type="float" office:value="0.018752" calcext:value-type="float">
            <text:p>0.018752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0.034176" calcext:value-type="float">
            <text:p>0.034176</text:p>
          </table:table-cell>
          <table:table-cell office:value-type="float" office:value="0.036864" calcext:value-type="float">
            <text:p>0.036864</text:p>
          </table:table-cell>
          <table:table-cell office:value-type="float" office:value="0.039648" calcext:value-type="float">
            <text:p>0.039648</text:p>
          </table:table-cell>
          <table:table-cell office:value-type="float" office:value="0.041088" calcext:value-type="float">
            <text:p>0.041088</text:p>
          </table:table-cell>
          <table:table-cell office:value-type="float" office:value="0.054304" calcext:value-type="float">
            <text:p>0.054304</text:p>
          </table:table-cell>
          <table:table-cell office:value-type="float" office:value="0.055712" calcext:value-type="float">
            <text:p>0.05571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office:value-type="string" calcext:value-type="string">
            <text:p>Shape2=256</text:p>
          </table:table-cell>
          <table:table-cell table:formula="of:=AVERAGE([.F42:.U42])" office:value-type="float" office:value="0.055256" calcext:value-type="float">
            <text:p>0.055256</text:p>
          </table:table-cell>
          <table:table-cell office:value-type="float" office:value="0.018048" calcext:value-type="float">
            <text:p>0.018048</text:p>
          </table:table-cell>
          <table:table-cell office:value-type="float" office:value="0.018656" calcext:value-type="float">
            <text:p>0.018656</text:p>
          </table:table-cell>
          <table:table-cell office:value-type="float" office:value="0.021376" calcext:value-type="float">
            <text:p>0.021376</text:p>
          </table:table-cell>
          <table:table-cell office:value-type="float" office:value="0.022752" calcext:value-type="float">
            <text:p>0.022752</text:p>
          </table:table-cell>
          <table:table-cell office:value-type="float" office:value="0.032352" calcext:value-type="float">
            <text:p>0.032352</text:p>
          </table:table-cell>
          <table:table-cell office:value-type="float" office:value="0.036512" calcext:value-type="float">
            <text:p>0.036512</text:p>
          </table:table-cell>
          <table:table-cell office:value-type="float" office:value="0.054112" calcext:value-type="float">
            <text:p>0.054112</text:p>
          </table:table-cell>
          <table:table-cell office:value-type="float" office:value="0.23824" calcext:value-type="float">
            <text:p>0.2382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office:value-type="string" calcext:value-type="string">
            <text:p>Shape2=512</text:p>
          </table:table-cell>
          <table:table-cell table:formula="of:=AVERAGE([.F43:.U43])" office:value-type="float" office:value="0.041652" calcext:value-type="float">
            <text:p>0.041652</text:p>
          </table:table-cell>
          <table:table-cell office:value-type="float" office:value="0.025696" calcext:value-type="float">
            <text:p>0.025696</text:p>
          </table:table-cell>
          <table:table-cell office:value-type="float" office:value="0.02656" calcext:value-type="float">
            <text:p>0.02656</text:p>
          </table:table-cell>
          <table:table-cell office:value-type="float" office:value="0.030592" calcext:value-type="float">
            <text:p>0.030592</text:p>
          </table:table-cell>
          <table:table-cell office:value-type="float" office:value="0.037216" calcext:value-type="float">
            <text:p>0.037216</text:p>
          </table:table-cell>
          <table:table-cell office:value-type="float" office:value="0.042432" calcext:value-type="float">
            <text:p>0.042432</text:p>
          </table:table-cell>
          <table:table-cell office:value-type="float" office:value="0.050848" calcext:value-type="float">
            <text:p>0.050848</text:p>
          </table:table-cell>
          <table:table-cell office:value-type="float" office:value="0.05456" calcext:value-type="float">
            <text:p>0.05456</text:p>
          </table:table-cell>
          <table:table-cell office:value-type="float" office:value="0.065312" calcext:value-type="float">
            <text:p>0.06531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formula="of:=AVERAGE([.F44:.U44])" office:value-type="float" office:value="1.61224" calcext:value-type="float">
            <text:p>1.61224</text:p>
          </table:table-cell>
          <table:table-cell office:value-type="float" office:value="1.19043" calcext:value-type="float">
            <text:p>1.19043</text:p>
          </table:table-cell>
          <table:table-cell office:value-type="float" office:value="2.03405" calcext:value-type="float">
            <text:p>2.0340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formula="of:=AVERAGE([.F45:.U45])" office:value-type="float" office:value="2.72168" calcext:value-type="float">
            <text:p>2.72168</text:p>
          </table:table-cell>
          <table:table-cell office:value-type="float" office:value="2.54902" calcext:value-type="float">
            <text:p>2.54902</text:p>
          </table:table-cell>
          <table:table-cell office:value-type="float" office:value="2.89434" calcext:value-type="float">
            <text:p>2.8943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formula="of:=AVERAGE([.F46:.U46])" office:value-type="float" office:value="0.206608" calcext:value-type="float">
            <text:p>0.206608</text:p>
          </table:table-cell>
          <table:table-cell office:value-type="float" office:value="0.19456" calcext:value-type="float">
            <text:p>0.19456</text:p>
          </table:table-cell>
          <table:table-cell office:value-type="float" office:value="0.218656" calcext:value-type="float">
            <text:p>0.21865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formula="of:=AVERAGE([.F47:.U47])" office:value-type="float" office:value="1.37899" calcext:value-type="float">
            <text:p>1.37899</text:p>
          </table:table-cell>
          <table:table-cell office:value-type="float" office:value="1.31034" calcext:value-type="float">
            <text:p>1.31034</text:p>
          </table:table-cell>
          <table:table-cell office:value-type="float" office:value="1.31309" calcext:value-type="float">
            <text:p>1.31309</text:p>
          </table:table-cell>
          <table:table-cell office:value-type="float" office:value="1.51354" calcext:value-type="float">
            <text:p>1.5135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formula="of:=AVERAGE([.F48:.U48])" office:value-type="float" office:value="1.3438875" calcext:value-type="float">
            <text:p>1.3438875</text:p>
          </table:table-cell>
          <table:table-cell office:value-type="float" office:value="1.29821" calcext:value-type="float">
            <text:p>1.29821</text:p>
          </table:table-cell>
          <table:table-cell office:value-type="float" office:value="1.31638" calcext:value-type="float">
            <text:p>1.31638</text:p>
          </table:table-cell>
          <table:table-cell office:value-type="float" office:value="1.32787" calcext:value-type="float">
            <text:p>1.32787</text:p>
          </table:table-cell>
          <table:table-cell office:value-type="float" office:value="1.43309" calcext:value-type="float">
            <text:p>1.4330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formula="of:=AVERAGE([.F49:.U49])" office:value-type="float" office:value="0.01688" calcext:value-type="float">
            <text:p>0.01688</text:p>
          </table:table-cell>
          <table:table-cell office:value-type="float" office:value="0.016096" calcext:value-type="float">
            <text:p>0.016096</text:p>
          </table:table-cell>
          <table:table-cell office:value-type="float" office:value="0.017664" calcext:value-type="float">
            <text:p>0.01766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formula="of:=AVERAGE([.F50:.U50])" office:value-type="float" office:value="0.027696" calcext:value-type="float">
            <text:p>0.027696</text:p>
          </table:table-cell>
          <table:table-cell office:value-type="float" office:value="0.022048" calcext:value-type="float">
            <text:p>0.022048</text:p>
          </table:table-cell>
          <table:table-cell office:value-type="float" office:value="0.033344" calcext:value-type="float">
            <text:p>0.03334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office:value-type="string" calcext:value-type="string">
            <text:p>Shape2=64</text:p>
          </table:table-cell>
          <table:table-cell table:formula="of:=AVERAGE([.F51:.U51])" office:value-type="float" office:value="0.041322" calcext:value-type="float">
            <text:p>0.041322</text:p>
          </table:table-cell>
          <table:table-cell office:value-type="float" office:value="0.022976" calcext:value-type="float">
            <text:p>0.022976</text:p>
          </table:table-cell>
          <table:table-cell office:value-type="float" office:value="0.025664" calcext:value-type="float">
            <text:p>0.025664</text:p>
          </table:table-cell>
          <table:table-cell office:value-type="float" office:value="0.026016" calcext:value-type="float">
            <text:p>0.026016</text:p>
          </table:table-cell>
          <table:table-cell office:value-type="float" office:value="0.026048" calcext:value-type="float">
            <text:p>0.026048</text:p>
          </table:table-cell>
          <table:table-cell office:value-type="float" office:value="0.034656" calcext:value-type="float">
            <text:p>0.034656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37408" calcext:value-type="float">
            <text:p>0.037408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39456" calcext:value-type="float">
            <text:p>0.039456</text:p>
          </table:table-cell>
          <table:table-cell office:value-type="float" office:value="0.042016" calcext:value-type="float">
            <text:p>0.042016</text:p>
          </table:table-cell>
          <table:table-cell office:value-type="float" office:value="0.042112" calcext:value-type="float">
            <text:p>0.042112</text:p>
          </table:table-cell>
          <table:table-cell office:value-type="float" office:value="0.050592" calcext:value-type="float">
            <text:p>0.050592</text:p>
          </table:table-cell>
          <table:table-cell office:value-type="float" office:value="0.050976" calcext:value-type="float">
            <text:p>0.050976</text:p>
          </table:table-cell>
          <table:table-cell office:value-type="float" office:value="0.058944" calcext:value-type="float">
            <text:p>0.058944</text:p>
          </table:table-cell>
          <table:table-cell office:value-type="float" office:value="0.063616" calcext:value-type="float">
            <text:p>0.063616</text:p>
          </table:table-cell>
          <table:table-cell office:value-type="float" office:value="0.067136" calcext:value-type="float">
            <text:p>0.067136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mode=2</text:p>
          </table:table-cell>
          <table:table-cell office:value-type="string" calcext:value-type="string">
            <text:p>Shape1=1024</text:p>
          </table:table-cell>
          <table:table-cell office:value-type="string" calcext:value-type="string">
            <text:p>Shape2=1</text:p>
          </table:table-cell>
          <table:table-cell table:formula="of:=AVERAGE([.F52:.U52])" office:value-type="float" office:value="0.020192" calcext:value-type="float">
            <text:p>0.020192</text:p>
          </table:table-cell>
          <table:table-cell office:value-type="float" office:value="0.018848" calcext:value-type="float">
            <text:p>0.018848</text:p>
          </table:table-cell>
          <table:table-cell office:value-type="float" office:value="0.019072" calcext:value-type="float">
            <text:p>0.019072</text:p>
          </table:table-cell>
          <table:table-cell office:value-type="float" office:value="0.021408" calcext:value-type="float">
            <text:p>0.021408</text:p>
          </table:table-cell>
          <table:table-cell office:value-type="float" office:value="0.02144" calcext:value-type="float">
            <text:p>0.021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office:value-type="string" calcext:value-type="string">
            <text:p>Shape2=1</text:p>
          </table:table-cell>
          <table:table-cell table:formula="of:=AVERAGE([.F53:.U53])" office:value-type="float" office:value="0.031296" calcext:value-type="float">
            <text:p>0.031296</text:p>
          </table:table-cell>
          <table:table-cell office:value-type="float" office:value="0.019168" calcext:value-type="float">
            <text:p>0.019168</text:p>
          </table:table-cell>
          <table:table-cell office:value-type="float" office:value="0.022656" calcext:value-type="float">
            <text:p>0.022656</text:p>
          </table:table-cell>
          <table:table-cell office:value-type="float" office:value="0.037344" calcext:value-type="float">
            <text:p>0.037344</text:p>
          </table:table-cell>
          <table:table-cell office:value-type="float" office:value="0.046016" calcext:value-type="float">
            <text:p>0.04601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office:value-type="string" calcext:value-type="string">
            <text:p>Shape2=1</text:p>
          </table:table-cell>
          <table:table-cell table:formula="of:=AVERAGE([.F54:.U54])" office:value-type="float" office:value="0.033464" calcext:value-type="float">
            <text:p>0.033464</text:p>
          </table:table-cell>
          <table:table-cell office:value-type="float" office:value="0.020064" calcext:value-type="float">
            <text:p>0.020064</text:p>
          </table:table-cell>
          <table:table-cell office:value-type="float" office:value="0.02544" calcext:value-type="float">
            <text:p>0.02544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50016" calcext:value-type="float">
            <text:p>0.05001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office:value-type="string" calcext:value-type="string">
            <text:p>Shape2=1</text:p>
          </table:table-cell>
          <table:table-cell table:formula="of:=AVERAGE([.F55:.U55])" office:value-type="float" office:value="0.027688" calcext:value-type="float">
            <text:p>0.027688</text:p>
          </table:table-cell>
          <table:table-cell office:value-type="float" office:value="0.02112" calcext:value-type="float">
            <text:p>0.02112</text:p>
          </table:table-cell>
          <table:table-cell office:value-type="float" office:value="0.026176" calcext:value-type="float">
            <text:p>0.026176</text:p>
          </table:table-cell>
          <table:table-cell office:value-type="float" office:value="0.028256" calcext:value-type="float">
            <text:p>0.028256</text:p>
          </table:table-cell>
          <table:table-cell office:value-type="float" office:value="0.0352" calcext:value-type="float">
            <text:p>0.035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office:value-type="string" calcext:value-type="string">
            <text:p>Shape2=1</text:p>
          </table:table-cell>
          <table:table-cell table:formula="of:=AVERAGE([.F56:.U56])" office:value-type="float" office:value="1.130452" calcext:value-type="float">
            <text:p>1.130452</text:p>
          </table:table-cell>
          <table:table-cell office:value-type="float" office:value="1.06835" calcext:value-type="float">
            <text:p>1.06835</text:p>
          </table:table-cell>
          <table:table-cell office:value-type="float" office:value="1.07795" calcext:value-type="float">
            <text:p>1.07795</text:p>
          </table:table-cell>
          <table:table-cell office:value-type="float" office:value="1.0921" calcext:value-type="float">
            <text:p>1.0921</text:p>
          </table:table-cell>
          <table:table-cell office:value-type="float" office:value="1.10717" calcext:value-type="float">
            <text:p>1.10717</text:p>
          </table:table-cell>
          <table:table-cell office:value-type="float" office:value="1.30669" calcext:value-type="float">
            <text:p>1.3066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formula="of:=AVERAGE([.F57:.U57])" office:value-type="float" office:value="1.007456" calcext:value-type="float">
            <text:p>1.007456</text:p>
          </table:table-cell>
          <table:table-cell office:value-type="float" office:value="0.913792" calcext:value-type="float">
            <text:p>0.913792</text:p>
          </table:table-cell>
          <table:table-cell office:value-type="float" office:value="1.10112" calcext:value-type="float">
            <text:p>1.1011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formula="of:=AVERAGE([.F58:.U58])" office:value-type="float" office:value="2.48411" calcext:value-type="float">
            <text:p>2.48411</text:p>
          </table:table-cell>
          <table:table-cell office:value-type="float" office:value="2.484" calcext:value-type="float">
            <text:p>2.484</text:p>
          </table:table-cell>
          <table:table-cell office:value-type="float" office:value="2.48422" calcext:value-type="float">
            <text:p>2.4842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formula="of:=AVERAGE([.F59:.U59])" office:value-type="float" office:value="1.318345" calcext:value-type="float">
            <text:p>1.318345</text:p>
          </table:table-cell>
          <table:table-cell office:value-type="float" office:value="1.28877" calcext:value-type="float">
            <text:p>1.28877</text:p>
          </table:table-cell>
          <table:table-cell office:value-type="float" office:value="1.2921" calcext:value-type="float">
            <text:p>1.2921</text:p>
          </table:table-cell>
          <table:table-cell office:value-type="float" office:value="1.30022" calcext:value-type="float">
            <text:p>1.30022</text:p>
          </table:table-cell>
          <table:table-cell office:value-type="float" office:value="1.39229" calcext:value-type="float">
            <text:p>1.39229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formula="of:=AVERAGE([.F60:.U60])" office:value-type="float" office:value="0.033168" calcext:value-type="float">
            <text:p>0.033168</text:p>
          </table:table-cell>
          <table:table-cell office:value-type="float" office:value="0.018496" calcext:value-type="float">
            <text:p>0.018496</text:p>
          </table:table-cell>
          <table:table-cell office:value-type="float" office:value="0.04784" calcext:value-type="float">
            <text:p>0.04784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formula="of:=AVERAGE([.F61:.U61])" office:value-type="float" office:value="0.034896" calcext:value-type="float">
            <text:p>0.034896</text:p>
          </table:table-cell>
          <table:table-cell office:value-type="float" office:value="0.032256" calcext:value-type="float">
            <text:p>0.032256</text:p>
          </table:table-cell>
          <table:table-cell office:value-type="float" office:value="0.037536" calcext:value-type="float">
            <text:p>0.03753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office:value-type="string" calcext:value-type="string">
            <text:p>Shape2=1</text:p>
          </table:table-cell>
          <table:table-cell table:formula="of:=AVERAGE([.F62:.U62])" office:value-type="float" office:value="0.030032" calcext:value-type="float">
            <text:p>0.030032</text:p>
          </table:table-cell>
          <table:table-cell office:value-type="float" office:value="0.020576" calcext:value-type="float">
            <text:p>0.020576</text:p>
          </table:table-cell>
          <table:table-cell office:value-type="float" office:value="0.022272" calcext:value-type="float">
            <text:p>0.022272</text:p>
          </table:table-cell>
          <table:table-cell office:value-type="float" office:value="0.023168" calcext:value-type="float">
            <text:p>0.023168</text:p>
          </table:table-cell>
          <table:table-cell office:value-type="float" office:value="0.023744" calcext:value-type="float">
            <text:p>0.023744</text:p>
          </table:table-cell>
          <table:table-cell office:value-type="float" office:value="0.033568" calcext:value-type="float">
            <text:p>0.033568</text:p>
          </table:table-cell>
          <table:table-cell office:value-type="float" office:value="0.037376" calcext:value-type="float">
            <text:p>0.037376</text:p>
          </table:table-cell>
          <table:table-cell office:value-type="float" office:value="0.038464" calcext:value-type="float">
            <text:p>0.038464</text:p>
          </table:table-cell>
          <table:table-cell office:value-type="float" office:value="0.041088" calcext:value-type="float">
            <text:p>0.0410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de=3</text:p>
          </table:table-cell>
          <table:table-cell office:value-type="string" calcext:value-type="string">
            <text:p>5x1024x1x1024</text:p>
          </table:table-cell>
          <table:table-cell office:value-type="string" calcext:value-type="string">
            <text:p>Shape2=1024</text:p>
          </table:table-cell>
          <table:table-cell table:formula="of:=AVERAGE([.F63:.U63])" office:value-type="float" office:value="1.134705" calcext:value-type="float">
            <text:p>1.134705</text:p>
          </table:table-cell>
          <table:table-cell office:value-type="float" office:value="1.12531" calcext:value-type="float">
            <text:p>1.12531</text:p>
          </table:table-cell>
          <table:table-cell office:value-type="float" office:value="1.1441" calcext:value-type="float">
            <text:p>1.144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formula="of:=AVERAGE([.F64:.U64])" office:value-type="float" office:value="2.559455" calcext:value-type="float">
            <text:p>2.559455</text:p>
          </table:table-cell>
          <table:table-cell office:value-type="float" office:value="2.55933" calcext:value-type="float">
            <text:p>2.55933</text:p>
          </table:table-cell>
          <table:table-cell office:value-type="float" office:value="2.55958" calcext:value-type="float">
            <text:p>2.5595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formula="of:=AVERAGE([.F65:.U65])" office:value-type="float" office:value="1.373675" calcext:value-type="float">
            <text:p>1.373675</text:p>
          </table:table-cell>
          <table:table-cell office:value-type="float" office:value="1.33818" calcext:value-type="float">
            <text:p>1.33818</text:p>
          </table:table-cell>
          <table:table-cell office:value-type="float" office:value="1.34989" calcext:value-type="float">
            <text:p>1.34989</text:p>
          </table:table-cell>
          <table:table-cell office:value-type="float" office:value="1.35418" calcext:value-type="float">
            <text:p>1.35418</text:p>
          </table:table-cell>
          <table:table-cell office:value-type="float" office:value="1.45245" calcext:value-type="float">
            <text:p>1.4524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formula="of:=AVERAGE([.F66:.U66])" office:value-type="float" office:value="0.024832" calcext:value-type="float">
            <text:p>0.024832</text:p>
          </table:table-cell>
          <table:table-cell office:value-type="float" office:value="0.02368" calcext:value-type="float">
            <text:p>0.02368</text:p>
          </table:table-cell>
          <table:table-cell office:value-type="float" office:value="0.025984" calcext:value-type="float">
            <text:p>0.02598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formula="of:=AVERAGE([.F67:.U67])" office:value-type="float" office:value="0.02344" calcext:value-type="float">
            <text:p>0.02344</text:p>
          </table:table-cell>
          <table:table-cell office:value-type="float" office:value="0.022848" calcext:value-type="float">
            <text:p>0.022848</text:p>
          </table:table-cell>
          <table:table-cell office:value-type="float" office:value="0.024032" calcext:value-type="float">
            <text:p>0.02403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tSubTiled</text:p>
          </table:table-cell>
          <table:table-cell/>
          <table:table-cell office:value-type="string" calcext:value-type="string">
            <text:p>Shape1=64</text:p>
          </table:table-cell>
          <table:table-cell table:style-name="Default"/>
          <table:table-cell table:formula="of:=AVERAGE([.F69:.U69])" office:value-type="float" office:value="0.027048" calcext:value-type="float">
            <text:p>0.027048</text:p>
          </table:table-cell>
          <table:table-cell office:value-type="float" office:value="0.036992" calcext:value-type="float">
            <text:p>0.036992</text:p>
          </table:table-cell>
          <table:table-cell office:value-type="float" office:value="0.035296" calcext:value-type="float">
            <text:p>0.035296</text:p>
          </table:table-cell>
          <table:table-cell office:value-type="float" office:value="0.018624" calcext:value-type="float">
            <text:p>0.018624</text:p>
          </table:table-cell>
          <table:table-cell office:value-type="float" office:value="0.01728" calcext:value-type="float">
            <text:p>0.0172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/>
          <table:table-cell table:formula="of:=AVERAGE([.F70:.U70])" office:value-type="float" office:value="0.0312" calcext:value-type="float">
            <text:p>0.0312</text:p>
          </table:table-cell>
          <table:table-cell office:value-type="float" office:value="0.046912" calcext:value-type="float">
            <text:p>0.046912</text:p>
          </table:table-cell>
          <table:table-cell office:value-type="float" office:value="0.015488" calcext:value-type="float">
            <text:p>0.01548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/>
          <table:table-cell table:formula="of:=AVERAGE([.F71:.U71])" office:value-type="float" office:value="0.021152" calcext:value-type="float">
            <text:p>0.021152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0.028544" calcext:value-type="float">
            <text:p>0.02854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/>
          <table:table-cell table:formula="of:=AVERAGE([.F72:.U72])" office:value-type="float" office:value="0.0312" calcext:value-type="float">
            <text:p>0.0312</text:p>
          </table:table-cell>
          <table:table-cell office:value-type="float" office:value="0.047744" calcext:value-type="float">
            <text:p>0.047744</text:p>
          </table:table-cell>
          <table:table-cell office:value-type="float" office:value="0.014656" calcext:value-type="float">
            <text:p>0.01465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ape1=1024</text:p>
          </table:table-cell>
          <table:table-cell/>
          <table:table-cell table:formula="of:=AVERAGE([.F73:.U73])" office:value-type="float" office:value="0.040992" calcext:value-type="float">
            <text:p>0.040992</text:p>
          </table:table-cell>
          <table:table-cell office:value-type="float" office:value="0.03312" calcext:value-type="float">
            <text:p>0.03312</text:p>
          </table:table-cell>
          <table:table-cell office:value-type="float" office:value="0.048864" calcext:value-type="float">
            <text:p>0.04886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formula="of:=AVERAGE([.F75:.U75])" office:value-type="float" office:value="1.368225" calcext:value-type="float">
            <text:p>1.368225</text:p>
          </table:table-cell>
          <table:table-cell office:value-type="float" office:value="1.36189" calcext:value-type="float">
            <text:p>1.36189</text:p>
          </table:table-cell>
          <table:table-cell office:value-type="float" office:value="1.37456" calcext:value-type="float">
            <text:p>1.37456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formula="of:=AVERAGE([.F76:.U76])" office:value-type="float" office:value="1.035555" calcext:value-type="float">
            <text:p>1.035555</text:p>
          </table:table-cell>
          <table:table-cell office:value-type="float" office:value="1.02698" calcext:value-type="float">
            <text:p>1.02698</text:p>
          </table:table-cell>
          <table:table-cell office:value-type="float" office:value="1.04413" calcext:value-type="float">
            <text:p>1.0441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formula="of:=AVERAGE([.F77:.U77])" office:value-type="float" office:value="0.986911" calcext:value-type="float">
            <text:p>0.986911</text:p>
          </table:table-cell>
          <table:table-cell office:value-type="float" office:value="0.97232" calcext:value-type="float">
            <text:p>0.97232</text:p>
          </table:table-cell>
          <table:table-cell office:value-type="float" office:value="0.974944" calcext:value-type="float">
            <text:p>0.974944</text:p>
          </table:table-cell>
          <table:table-cell office:value-type="float" office:value="0.99312" calcext:value-type="float">
            <text:p>0.99312</text:p>
          </table:table-cell>
          <table:table-cell office:value-type="float" office:value="1.00726" calcext:value-type="float">
            <text:p>1.0072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formula="of:=AVERAGE([.F78:.U78])" office:value-type="float" office:value="0.920705" calcext:value-type="float">
            <text:p>0.920705</text:p>
          </table:table-cell>
          <table:table-cell office:value-type="float" office:value="0.23664" calcext:value-type="float">
            <text:p>0.23664</text:p>
          </table:table-cell>
          <table:table-cell office:value-type="float" office:value="1.60477" calcext:value-type="float">
            <text:p>1.6047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formula="of:=AVERAGE([.F79:.U79])" office:value-type="float" office:value="0.315904" calcext:value-type="float">
            <text:p>0.315904</text:p>
          </table:table-cell>
          <table:table-cell office:value-type="float" office:value="0.299648" calcext:value-type="float">
            <text:p>0.299648</text:p>
          </table:table-cell>
          <table:table-cell office:value-type="float" office:value="0.33216" calcext:value-type="float">
            <text:p>0.3321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Shape1=5x1024x1x1024</text:p>
          </table:table-cell>
          <table:table-cell/>
          <table:table-cell table:formula="of:=AVERAGE([.F81:.U81])" office:value-type="float" office:value="0.471792" calcext:value-type="float">
            <text:p>0.471792</text:p>
          </table:table-cell>
          <table:table-cell office:value-type="float" office:value="0.465152" calcext:value-type="float">
            <text:p>0.465152</text:p>
          </table:table-cell>
          <table:table-cell office:value-type="float" office:value="0.478432" calcext:value-type="float">
            <text:p>0.47843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formula="of:=AVERAGE([.F82:.U82])" office:value-type="float" office:value="1.289055" calcext:value-type="float">
            <text:p>1.289055</text:p>
          </table:table-cell>
          <table:table-cell office:value-type="float" office:value="0.8328" calcext:value-type="float">
            <text:p>0.8328</text:p>
          </table:table-cell>
          <table:table-cell office:value-type="float" office:value="1.74531" calcext:value-type="float">
            <text:p>1.7453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formula="of:=AVERAGE([.F83:.U83])" office:value-type="float" office:value="0.714832" calcext:value-type="float">
            <text:p>0.714832</text:p>
          </table:table-cell>
          <table:table-cell office:value-type="float" office:value="0.416448" calcext:value-type="float">
            <text:p>0.416448</text:p>
          </table:table-cell>
          <table:table-cell office:value-type="float" office:value="0.62416" calcext:value-type="float">
            <text:p>0.62416</text:p>
          </table:table-cell>
          <table:table-cell office:value-type="float" office:value="0.896544" calcext:value-type="float">
            <text:p>0.896544</text:p>
          </table:table-cell>
          <table:table-cell office:value-type="float" office:value="0.922176" calcext:value-type="float">
            <text:p>0.922176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/>
          <table:table-cell table:formula="of:=AVERAGE([.F84:.U84])" office:value-type="float" office:value="0.013664" calcext:value-type="float">
            <text:p>0.013664</text:p>
          </table:table-cell>
          <table:table-cell office:value-type="float" office:value="0.013632" calcext:value-type="float">
            <text:p>0.013632</text:p>
          </table:table-cell>
          <table:table-cell office:value-type="float" office:value="0.013696" calcext:value-type="float">
            <text:p>0.01369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formula="of:=AVERAGE([.F85:.U85])" office:value-type="float" office:value="0.0144" calcext:value-type="float">
            <text:p>0.0144</text:p>
          </table:table-cell>
          <table:table-cell office:value-type="float" office:value="0.014176" calcext:value-type="float">
            <text:p>0.014176</text:p>
          </table:table-cell>
          <table:table-cell office:value-type="float" office:value="0.014624" calcext:value-type="float">
            <text:p>0.01462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duceMax</text:p>
          </table:table-cell>
          <table:table-cell office:value-type="string" calcext:value-type="string">
            <text:p>reductionDim=1</text:p>
          </table:table-cell>
          <table:table-cell office:value-type="string" calcext:value-type="string">
            <text:p>Shape1=5x1024x1x1024</text:p>
          </table:table-cell>
          <table:table-cell/>
          <table:table-cell table:formula="of:=AVERAGE([.F87:.U87])" office:value-type="float" office:value="0.162208" calcext:value-type="float">
            <text:p>0.162208</text:p>
          </table:table-cell>
          <table:table-cell office:value-type="float" office:value="0.129088" calcext:value-type="float">
            <text:p>0.129088</text:p>
          </table:table-cell>
          <table:table-cell office:value-type="float" office:value="0.195328" calcext:value-type="float">
            <text:p>0.1953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ductionDim=2</text:p>
          </table:table-cell>
          <table:table-cell office:value-type="string" calcext:value-type="string">
            <text:p>Shape1=5x1024x20x128</text:p>
          </table:table-cell>
          <table:table-cell/>
          <table:table-cell table:formula="of:=AVERAGE([.F88:.U88])" office:value-type="float" office:value="1.015343" calcext:value-type="float">
            <text:p>1.015343</text:p>
          </table:table-cell>
          <table:table-cell office:value-type="float" office:value="0.492096" calcext:value-type="float">
            <text:p>0.492096</text:p>
          </table:table-cell>
          <table:table-cell office:value-type="float" office:value="1.53859" calcext:value-type="float">
            <text:p>1.5385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formula="of:=AVERAGE([.F89:.U89])" office:value-type="float" office:value="0.206485333333333" calcext:value-type="float">
            <text:p>0.2064853333</text:p>
          </table:table-cell>
          <table:table-cell office:value-type="float" office:value="0.156928" calcext:value-type="float">
            <text:p>0.156928</text:p>
          </table:table-cell>
          <table:table-cell office:value-type="float" office:value="0.15696" calcext:value-type="float">
            <text:p>0.15696</text:p>
          </table:table-cell>
          <table:table-cell office:value-type="float" office:value="0.305568" calcext:value-type="float">
            <text:p>0.30556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duceSum</text:p>
          </table:table-cell>
          <table:table-cell office:value-type="string" calcext:value-type="string">
            <text:p>Combination=0-0-1</text:p>
          </table:table-cell>
          <table:table-cell office:value-type="string" calcext:value-type="string">
            <text:p>Shape1=5x1024x3</text:p>
          </table:table-cell>
          <table:table-cell/>
          <table:table-cell table:formula="of:=AVERAGE([.F91:.U91])" office:value-type="float" office:value="0.111328" calcext:value-type="float">
            <text:p>0.111328</text:p>
          </table:table-cell>
          <table:table-cell office:value-type="float" office:value="0.082048" calcext:value-type="float">
            <text:p>0.082048</text:p>
          </table:table-cell>
          <table:table-cell office:value-type="float" office:value="0.140608" calcext:value-type="float">
            <text:p>0.14060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formula="of:=AVERAGE([.F92:.U92])" office:value-type="float" office:value="0.0855573333333333" calcext:value-type="float">
            <text:p>0.0855573333</text:p>
          </table:table-cell>
          <table:table-cell office:value-type="float" office:value="0.084448" calcext:value-type="float">
            <text:p>0.084448</text:p>
          </table:table-cell>
          <table:table-cell office:value-type="float" office:value="0.085376" calcext:value-type="float">
            <text:p>0.085376</text:p>
          </table:table-cell>
          <table:table-cell office:value-type="float" office:value="0.086848" calcext:value-type="float">
            <text:p>0.08684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quare</text:p>
          </table:table-cell>
          <table:table-cell/>
          <table:table-cell office:value-type="string" calcext:value-type="string">
            <text:p>Shape1=5x1024x3</text:p>
          </table:table-cell>
          <table:table-cell/>
          <table:table-cell table:formula="of:=AVERAGE([.F94:.U94])" office:value-type="float" office:value="0.00864" calcext:value-type="float">
            <text:p>0.00864</text:p>
          </table:table-cell>
          <table:table-cell office:value-type="float" office:value="0.002944" calcext:value-type="float">
            <text:p>0.002944</text:p>
          </table:table-cell>
          <table:table-cell office:value-type="float" office:value="0.014336" calcext:value-type="float">
            <text:p>0.01433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formula="of:=AVERAGE([.F95:.U95])" office:value-type="float" office:value="0.158421333333333" calcext:value-type="float">
            <text:p>0.1584213333</text:p>
          </table:table-cell>
          <table:table-cell office:value-type="float" office:value="0.151968" calcext:value-type="float">
            <text:p>0.151968</text:p>
          </table:table-cell>
          <table:table-cell office:value-type="float" office:value="0.161248" calcext:value-type="float">
            <text:p>0.161248</text:p>
          </table:table-cell>
          <table:table-cell office:value-type="float" office:value="0.162048" calcext:value-type="float">
            <text:p>0.16204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TileAxis=1, tileCount=1024</text:p>
          </table:table-cell>
          <table:table-cell office:value-type="string" calcext:value-type="string">
            <text:p>Shape1=5x1x1024</text:p>
          </table:table-cell>
          <table:table-cell/>
          <table:table-cell table:formula="of:=AVERAGE([.F97:.U97])" office:value-type="float" office:value="0.5326656" calcext:value-type="float">
            <text:p>0.5326656</text:p>
          </table:table-cell>
          <table:table-cell office:value-type="float" office:value="0.50064" calcext:value-type="float">
            <text:p>0.50064</text:p>
          </table:table-cell>
          <table:table-cell office:value-type="float" office:value="0.50432" calcext:value-type="float">
            <text:p>0.50432</text:p>
          </table:table-cell>
          <table:table-cell office:value-type="float" office:value="0.513664" calcext:value-type="float">
            <text:p>0.513664</text:p>
          </table:table-cell>
          <table:table-cell office:value-type="float" office:value="0.529952" calcext:value-type="float">
            <text:p>0.529952</text:p>
          </table:table-cell>
          <table:table-cell office:value-type="float" office:value="0.614752" calcext:value-type="float">
            <text:p>0.61475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ileAxis=2, tileCount=1024</text:p>
          </table:table-cell>
          <table:table-cell office:value-type="string" calcext:value-type="string">
            <text:p>Shape1=5x1024x1</text:p>
          </table:table-cell>
          <table:table-cell/>
          <table:table-cell table:formula="of:=AVERAGE([.F98:.U98])" office:value-type="float" office:value="2.577656" calcext:value-type="float">
            <text:p>2.577656</text:p>
          </table:table-cell>
          <table:table-cell office:value-type="float" office:value="2.39635" calcext:value-type="float">
            <text:p>2.39635</text:p>
          </table:table-cell>
          <table:table-cell office:value-type="float" office:value="2.40326" calcext:value-type="float">
            <text:p>2.40326</text:p>
          </table:table-cell>
          <table:table-cell office:value-type="float" office:value="2.41427" calcext:value-type="float">
            <text:p>2.41427</text:p>
          </table:table-cell>
          <table:table-cell office:value-type="float" office:value="2.59549" calcext:value-type="float">
            <text:p>2.59549</text:p>
          </table:table-cell>
          <table:table-cell office:value-type="float" office:value="3.07891" calcext:value-type="float">
            <text:p>3.0789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ileAxis=2, tileCount=20</text:p>
          </table:table-cell>
          <table:table-cell office:value-type="string" calcext:value-type="string">
            <text:p>Shape1=5x1024x1x3</text:p>
          </table:table-cell>
          <table:table-cell/>
          <table:table-cell table:formula="of:=AVERAGE([.F99:.U99])" office:value-type="float" office:value="0.26984" calcext:value-type="float">
            <text:p>0.26984</text:p>
          </table:table-cell>
          <table:table-cell office:value-type="float" office:value="0.195136" calcext:value-type="float">
            <text:p>0.195136</text:p>
          </table:table-cell>
          <table:table-cell office:value-type="float" office:value="0.344544" calcext:value-type="float">
            <text:p>0.344544</text:p>
          </table:table-cell>
          <table:table-cell table:style-name="ce9" table:number-columns-repeated="3"/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/>
          <table:table-cell table:formula="of:=AVERAGE([.F100:.U100])" office:value-type="float" office:value="0.437162666666667" calcext:value-type="float">
            <text:p>0.4371626667</text:p>
          </table:table-cell>
          <table:table-cell office:value-type="float" office:value="0.361184" calcext:value-type="float">
            <text:p>0.361184</text:p>
          </table:table-cell>
          <table:table-cell office:value-type="float" office:value="0.467392" calcext:value-type="float">
            <text:p>0.467392</text:p>
          </table:table-cell>
          <table:table-cell office:value-type="float" office:value="0.482912" calcext:value-type="float">
            <text:p>0.48291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pK</text:p>
          </table:table-cell>
          <table:table-cell office:value-type="string" calcext:value-type="string">
            <text:p>axis=2, k=20</text:p>
          </table:table-cell>
          <table:table-cell office:value-type="string" calcext:value-type="string">
            <text:p>Shape1=5x1024x1024</text:p>
          </table:table-cell>
          <table:table-cell/>
          <table:table-cell table:formula="of:=AVERAGE([.F102:.U102])" office:value-type="float" office:value="29.5834" calcext:value-type="float">
            <text:p>29.5834</text:p>
          </table:table-cell>
          <table:table-cell office:value-type="float" office:value="27.6148" calcext:value-type="float">
            <text:p>27.6148</text:p>
          </table:table-cell>
          <table:table-cell office:value-type="float" office:value="27.8161" calcext:value-type="float">
            <text:p>27.8161</text:p>
          </table:table-cell>
          <table:table-cell office:value-type="float" office:value="28.634" calcext:value-type="float">
            <text:p>28.634</text:p>
          </table:table-cell>
          <table:table-cell office:value-type="float" office:value="29.0877" calcext:value-type="float">
            <text:p>29.0877</text:p>
          </table:table-cell>
          <table:table-cell office:value-type="float" office:value="34.7644" calcext:value-type="float">
            <text:p>34.764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anspose</text:p>
          </table:table-cell>
          <table:table-cell/>
          <table:table-cell office:value-type="string" calcext:value-type="string">
            <text:p>Shape1=5x1024x1</text:p>
          </table:table-cell>
          <table:table-cell/>
          <table:table-cell table:formula="of:=AVERAGE([.F104:.U104])" office:value-type="float" office:value="0.0280832" calcext:value-type="float">
            <text:p>0.0280832</text:p>
          </table:table-cell>
          <table:table-cell office:value-type="float" office:value="0.018912" calcext:value-type="float">
            <text:p>0.018912</text:p>
          </table:table-cell>
          <table:table-cell office:value-type="float" office:value="0.029088" calcext:value-type="float">
            <text:p>0.029088</text:p>
          </table:table-cell>
          <table:table-cell office:value-type="float" office:value="0.030368" calcext:value-type="float">
            <text:p>0.030368</text:p>
          </table:table-cell>
          <table:table-cell office:value-type="float" office:value="0.030784" calcext:value-type="float">
            <text:p>0.030784</text:p>
          </table:table-cell>
          <table:table-cell office:value-type="float" office:value="0.031264" calcext:value-type="float">
            <text:p>0.03126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/>
          <table:table-cell table:formula="of:=AVERAGE([.F105:.U105])" office:value-type="float" office:value="0.044928" calcext:value-type="float">
            <text:p>0.044928</text:p>
          </table:table-cell>
          <table:table-cell office:value-type="float" office:value="0.06176" calcext:value-type="float">
            <text:p>0.06176</text:p>
          </table:table-cell>
          <table:table-cell office:value-type="float" office:value="0.028096" calcext:value-type="float">
            <text:p>0.02809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formula="of:=AVERAGE([.F106:.U106])" office:value-type="float" office:value="0.500586666666667" calcext:value-type="float">
            <text:p>0.5005866667</text:p>
          </table:table-cell>
          <table:table-cell office:value-type="float" office:value="0.111232" calcext:value-type="float">
            <text:p>0.111232</text:p>
          </table:table-cell>
          <table:table-cell office:value-type="float" office:value="0.689376" calcext:value-type="float">
            <text:p>0.689376</text:p>
          </table:table-cell>
          <table:table-cell office:value-type="float" office:value="0.701152" calcext:value-type="float">
            <text:p>0.70115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riance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formula="of:=AVERAGE([.F108:.U108])" office:value-type="float" office:value="4.03331" calcext:value-type="float">
            <text:p>4.03331</text:p>
          </table:table-cell>
          <table:table-cell office:value-type="float" office:value="5.80854" calcext:value-type="float">
            <text:p>5.80854</text:p>
          </table:table-cell>
          <table:table-cell office:value-type="float" office:value="2.25808" calcext:value-type="float">
            <text:p>2.2580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formula="of:=AVERAGE([.F109:.U109])" office:value-type="float" office:value="2.158225" calcext:value-type="float">
            <text:p>2.158225</text:p>
          </table:table-cell>
          <table:table-cell office:value-type="float" office:value="2.32954" calcext:value-type="float">
            <text:p>2.32954</text:p>
          </table:table-cell>
          <table:table-cell office:value-type="float" office:value="1.98691" calcext:value-type="float">
            <text:p>1.9869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formula="of:=AVERAGE([.F110:.U110])" office:value-type="float" office:value="1.94023" calcext:value-type="float">
            <text:p>1.94023</text:p>
          </table:table-cell>
          <table:table-cell office:value-type="float" office:value="2.03219" calcext:value-type="float">
            <text:p>2.03219</text:p>
          </table:table-cell>
          <table:table-cell office:value-type="float" office:value="1.91523" calcext:value-type="float">
            <text:p>1.91523</text:p>
          </table:table-cell>
          <table:table-cell office:value-type="float" office:value="1.91459" calcext:value-type="float">
            <text:p>1.91459</text:p>
          </table:table-cell>
          <table:table-cell office:value-type="float" office:value="1.89891" calcext:value-type="float">
            <text:p>1.8989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formula="of:=AVERAGE([.F111:.U111])" office:value-type="float" office:value="0.546448" calcext:value-type="float">
            <text:p>0.546448</text:p>
          </table:table-cell>
          <table:table-cell office:value-type="float" office:value="0.477536" calcext:value-type="float">
            <text:p>0.477536</text:p>
          </table:table-cell>
          <table:table-cell office:value-type="float" office:value="0.61536" calcext:value-type="float">
            <text:p>0.6153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formula="of:=AVERAGE([.F112:.U112])" office:value-type="float" office:value="0.567136" calcext:value-type="float">
            <text:p>0.567136</text:p>
          </table:table-cell>
          <table:table-cell office:value-type="float" office:value="0.56416" calcext:value-type="float">
            <text:p>0.56416</text:p>
          </table:table-cell>
          <table:table-cell office:value-type="float" office:value="0.570112" calcext:value-type="float">
            <text:p>0.570112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>
            <text:p>Total Execution Time(AVE)(ms)</text:p>
          </table:table-cell>
          <table:table-cell table:style-name="ce6" table:formula="of:=SUM([.E3:.E114])" office:value-type="float" office:value="1943.03487888333" calcext:value-type="float">
            <text:p>1943.0348788833</text:p>
          </table:table-cell>
          <table:table-cell table:number-columns-repeated="1019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23:39:25.669477882</meta:creation-date>
    <dc:date>2019-04-25T00:49:14.752638855</dc:date>
    <meta:editing-duration>PT54M6S</meta:editing-duration>
    <meta:editing-cycles>6</meta:editing-cycles>
    <meta:generator>LibreOffice/5.0.6.2$Linux_X86_64 LibreOffice_project/00$Build-2</meta:generator>
    <meta:document-statistic meta:table-count="1" meta:cell-count="589" meta:object-count="0"/>
  </office:meta>
</office:document-meta>
</file>